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1494a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1494ae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311fb" officeooo:paragraph-rsid="001311fb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66e35" officeooo:paragraph-rsid="00166e35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6d5a8" officeooo:paragraph-rsid="0016d5a8" style:font-size-asian="14pt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3bbd72" officeooo:paragraph-rsid="003bbd72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1494ae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321e10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35f5c4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166e35" officeooo:paragraph-rsid="00166e35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16d5a8" officeooo:paragraph-rsid="0016d5a8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17591b" officeooo:paragraph-rsid="0017591b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1311fb" officeooo:paragraph-rsid="001311fb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321e10" officeooo:paragraph-rsid="00321e10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35f5c4" officeooo:paragraph-rsid="0035f5c4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3d8c4b" officeooo:paragraph-rsid="003d8c4b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3ff597" officeooo:paragraph-rsid="003ff597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4190cb" officeooo:paragraph-rsid="004190cb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42dec3" officeooo:paragraph-rsid="0042dec3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6pt" fo:letter-spacing="normal" fo:font-style="normal" fo:font-weight="normal" officeooo:rsid="001311fb" officeooo:paragraph-rsid="001311fb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 officeooo:paragraph-rsid="0016d5a8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2dec3" officeooo:paragraph-rsid="0042dec3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3456b" officeooo:paragraph-rsid="0043456b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3456b" officeooo:paragraph-rsid="0043456b" style:font-weight-asian="normal" style:font-weight-complex="normal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50633" officeooo:paragraph-rsid="00450633" style:font-size-asian="12pt" style:font-weight-asian="normal" style:font-weight-complex="normal"/>
    </style:style>
    <style:style style:name="P2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5b3e3" officeooo:paragraph-rsid="0045b3e3" style:font-size-asian="12pt" style:font-weight-asian="normal" style:font-weight-complex="normal"/>
    </style:style>
    <style:style style:name="P2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60ac8" officeooo:paragraph-rsid="00460ac8" style:font-size-asian="12pt" style:font-weight-asian="normal" style:font-weight-complex="normal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62108" officeooo:paragraph-rsid="00462108" style:font-size-asian="12pt" style:font-weight-asian="normal" style:font-weight-complex="normal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7ff38" officeooo:paragraph-rsid="0047ff38" style:font-size-asian="12pt" style:font-weight-asian="normal" style:font-weight-complex="normal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80589" officeooo:paragraph-rsid="00480589" style:font-size-asian="12pt" style:font-weight-asian="normal" style:font-weight-complex="normal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d5e2d" officeooo:paragraph-rsid="004d5e2d" style:font-size-asian="12pt" style:font-weight-asian="normal" style:font-weight-complex="normal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d7e84" officeooo:paragraph-rsid="004d7e84" style:font-size-asian="12pt" style:font-weight-asian="normal" style:font-weight-complex="normal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500b22" officeooo:paragraph-rsid="00500b22" style:font-size-asian="12pt" style:font-weight-asian="normal" style:font-weight-complex="normal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5033a3" officeooo:paragraph-rsid="005033a3" style:font-size-asian="12pt" style:font-weight-asian="normal" style:font-weight-complex="normal"/>
    </style:style>
    <style:style style:name="P3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5177ce" officeooo:paragraph-rsid="005177ce" style:font-size-asian="12pt" style:font-weight-asian="normal" style:font-weight-complex="normal"/>
    </style:style>
    <style:style style:name="P3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4pt" fo:letter-spacing="normal" fo:font-style="normal" fo:font-weight="normal" officeooo:rsid="00462108" officeooo:paragraph-rsid="00462108" style:font-size-asian="12pt" style:font-weight-asian="normal" style:font-weight-complex="normal"/>
    </style:style>
    <style:style style:name="P3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4pt" fo:letter-spacing="normal" fo:font-style="normal" fo:font-weight="normal" officeooo:rsid="00500b22" officeooo:paragraph-rsid="00500b22" style:font-size-asian="12pt" style:font-weight-asian="normal" style:font-weight-complex="normal"/>
    </style:style>
    <style:style style:name="P4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4pt" fo:letter-spacing="normal" fo:font-style="normal" fo:font-weight="normal" officeooo:rsid="005033a3" officeooo:paragraph-rsid="005033a3" style:font-size-asian="12pt" style:font-weight-asian="normal" style:font-weight-complex="normal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4pt" fo:letter-spacing="normal" fo:font-style="normal" fo:font-weight="normal" officeooo:rsid="005177ce" officeooo:paragraph-rsid="005177ce" style:font-size-asian="12pt" style:font-weight-asian="normal" style:font-weight-complex="normal"/>
    </style:style>
    <style:style style:name="P4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4pt" fo:letter-spacing="normal" fo:font-style="normal" fo:font-weight="normal" officeooo:rsid="005329c5" officeooo:paragraph-rsid="005329c5" style:font-size-asian="12pt" style:font-weight-asian="normal" style:font-weight-complex="normal"/>
    </style:style>
    <style:style style:name="P4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6pt" fo:letter-spacing="normal" fo:font-style="normal" fo:font-weight="normal" officeooo:rsid="0043456b" officeooo:paragraph-rsid="0043456b" style:font-size-asian="16pt" style:font-weight-asian="normal" style:font-weight-complex="normal"/>
    </style:style>
    <style:style style:name="P4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6pt" fo:letter-spacing="normal" fo:font-style="normal" fo:font-weight="normal" officeooo:rsid="00500b22" officeooo:paragraph-rsid="00500b22" style:font-size-asian="12pt" style:font-weight-asian="normal" style:font-weight-complex="normal"/>
    </style:style>
    <style:style style:name="P45" style:family="paragraph" style:parent-style-name="Standard">
      <style:paragraph-properties fo:margin-left="0in" fo:margin-right="0in" fo:orphans="2" fo:widows="2" fo:text-indent="0in" style:auto-text-indent="false"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000000" style:font-name="Times New Roman" fo:font-size="12pt" fo:letter-spacing="normal" fo:font-style="normal" fo:font-weight="normal" officeooo:paragraph-rsid="001494ae"/>
    </style:style>
    <style:style style:name="P46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/>
    </style:style>
    <style:style style:name="P47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48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 fo:font-style="normal" fo:font-weight="normal" officeooo:paragraph-rsid="001494ae"/>
    </style:style>
    <style:style style:name="P49" style:family="paragraph" style:parent-style-name="Text_20_body">
      <style:text-properties officeooo:rsid="0015929e" officeooo:paragraph-rsid="0015929e"/>
    </style:style>
    <style:style style:name="P50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officeooo:rsid="0015929e" officeooo:paragraph-rsid="0015929e"/>
    </style:style>
    <style:style style:name="P51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officeooo:rsid="0015929e" officeooo:paragraph-rsid="0015929e"/>
    </style:style>
    <style:style style:name="P52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officeooo:rsid="002e3e04" officeooo:paragraph-rsid="002e3e04"/>
    </style:style>
    <style:style style:name="P53" style:family="paragraph" style:parent-style-name="Text_20_body">
      <style:text-properties fo:font-variant="normal" fo:text-transform="none" fo:color="#000000" fo:letter-spacing="normal" fo:font-style="normal" fo:font-weight="normal"/>
    </style:style>
    <style:style style:name="P54" style:family="paragraph" style:parent-style-name="Text_20_body">
      <style:text-properties fo:font-variant="normal" fo:text-transform="none" fo:color="#000000" fo:letter-spacing="normal" fo:font-style="normal" fo:font-weight="normal" officeooo:rsid="0015929e" officeooo:paragraph-rsid="0015929e"/>
    </style:style>
    <style:style style:name="P55" style:family="paragraph" style:parent-style-name="Text_20_body">
      <style:text-properties fo:font-variant="normal" fo:text-transform="none" fo:color="#000000" fo:font-size="12pt" fo:letter-spacing="normal" fo:font-style="normal" fo:font-weight="normal" officeooo:rsid="002d9891" officeooo:paragraph-rsid="002d9891"/>
    </style:style>
    <style:style style:name="P56" style:family="paragraph" style:parent-style-name="Text_20_body">
      <style:text-properties fo:font-size="10pt" officeooo:rsid="0015929e" officeooo:paragraph-rsid="0015929e"/>
    </style:style>
    <style:style style:name="P57" style:family="paragraph" style:parent-style-name="Text_20_body">
      <style:text-properties fo:font-size="10pt" officeooo:rsid="001f7e50" officeooo:paragraph-rsid="001f7e50"/>
    </style:style>
    <style:style style:name="P58" style:family="paragraph" style:parent-style-name="Text_20_body">
      <style:text-properties officeooo:paragraph-rsid="0017591b"/>
    </style:style>
    <style:style style:name="P59" style:family="paragraph" style:parent-style-name="Text_20_body">
      <style:text-properties officeooo:rsid="001af063" officeooo:paragraph-rsid="001af063"/>
    </style:style>
    <style:style style:name="P60" style:family="paragraph" style:parent-style-name="Text_20_body">
      <style:text-properties officeooo:paragraph-rsid="001af063"/>
    </style:style>
    <style:style style:name="P61" style:family="paragraph" style:parent-style-name="Text_20_body">
      <style:text-properties fo:font-size="12pt" officeooo:paragraph-rsid="001af063"/>
    </style:style>
    <style:style style:name="P62" style:family="paragraph" style:parent-style-name="Text_20_body">
      <style:text-properties fo:font-size="12pt" officeooo:rsid="002d8a48" officeooo:paragraph-rsid="002d8a48"/>
    </style:style>
    <style:style style:name="P63" style:family="paragraph" style:parent-style-name="Text_20_body">
      <style:text-properties fo:font-size="12pt" officeooo:rsid="002e3e04" officeooo:paragraph-rsid="002e3e04"/>
    </style:style>
    <style:style style:name="P64" style:family="paragraph" style:parent-style-name="Text_20_body">
      <style:text-properties fo:font-size="12pt" officeooo:rsid="001f7e50" officeooo:paragraph-rsid="001af063"/>
    </style:style>
    <style:style style:name="P65" style:family="paragraph" style:parent-style-name="Text_20_body">
      <style:text-properties fo:font-size="12pt" officeooo:rsid="001f7e50" officeooo:paragraph-rsid="001f7e50"/>
    </style:style>
    <style:style style:name="P66" style:family="paragraph" style:parent-style-name="Text_20_body">
      <style:text-properties fo:font-size="12pt" officeooo:rsid="0025bb13" officeooo:paragraph-rsid="0025bb13"/>
    </style:style>
    <style:style style:name="P67" style:family="paragraph" style:parent-style-name="Text_20_body">
      <style:text-properties officeooo:paragraph-rsid="001f7e50"/>
    </style:style>
    <style:style style:name="P68" style:family="paragraph" style:parent-style-name="Text_20_body">
      <style:text-properties officeooo:rsid="002ab4a8" officeooo:paragraph-rsid="002ab4a8"/>
    </style:style>
    <style:style style:name="P69" style:family="paragraph" style:parent-style-name="Text_20_body">
      <style:text-properties officeooo:rsid="002d9891" officeooo:paragraph-rsid="002d9891"/>
    </style:style>
    <style:style style:name="P70" style:family="paragraph" style:parent-style-name="Text_20_body">
      <style:text-properties officeooo:paragraph-rsid="002e3e04"/>
    </style:style>
    <style:style style:name="P71" style:family="paragraph" style:parent-style-name="Text_20_body">
      <style:text-properties fo:font-size="14pt" officeooo:rsid="002d8a48" officeooo:paragraph-rsid="002d8a48" style:font-size-asian="14pt"/>
    </style:style>
    <style:style style:name="P7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7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1494ae"/>
    </style:style>
    <style:style style:name="P74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7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5329c5" officeooo:paragraph-rsid="005329c5" style:font-size-asian="12pt" style:font-weight-asian="normal" style:font-weight-complex="normal"/>
    </style:style>
    <style:style style:name="P7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57eee7" officeooo:paragraph-rsid="0057eee7" style:font-size-asian="12pt" style:font-weight-asian="normal" style:font-weight-complex="normal"/>
    </style:style>
    <style:style style:name="P7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500b22" officeooo:paragraph-rsid="0057eee7" style:font-size-asian="12pt" style:font-weight-asian="normal" style:font-weight-complex="normal"/>
    </style:style>
    <style:style style:name="P7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59e22e" officeooo:paragraph-rsid="0059e22e" style:font-size-asian="12pt" style:font-weight-asian="normal" style:font-weight-complex="normal"/>
    </style:style>
    <style:style style:name="P7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4pt" fo:letter-spacing="normal" fo:font-style="normal" fo:font-weight="normal" officeooo:rsid="0057eee7" officeooo:paragraph-rsid="0057eee7" style:font-size-asian="12pt" style:font-weight-asian="normal" style:font-weight-complex="normal"/>
    </style:style>
    <style:style style:name="P8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4pt" fo:letter-spacing="normal" fo:font-style="normal" fo:font-weight="normal" officeooo:rsid="0059e22e" officeooo:paragraph-rsid="0059e22e" style:font-size-asian="12pt" style:font-weight-asian="normal" style:font-weight-complex="normal"/>
    </style:style>
    <style:style style:name="P8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text-position="0% 100%" style:font-name="Times New Roman" fo:font-size="18pt" fo:letter-spacing="normal" fo:font-style="normal" fo:font-weight="normal" officeooo:rsid="0057eee7" officeooo:paragraph-rsid="0057eee7" style:font-size-asian="18pt" style:font-weight-asian="normal" style:font-weight-complex="normal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officeooo:rsid="002e3e04"/>
    </style:style>
    <style:style style:name="T6" style:family="text">
      <style:text-properties fo:font-variant="normal" fo:text-transform="none" fo:color="#000000" fo:font-size="12pt" fo:letter-spacing="normal" fo:font-style="normal" fo:font-weight="normal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2e3e04"/>
    </style:style>
    <style:style style:name="T8" style:family="text">
      <style:text-properties fo:font-size="12pt"/>
    </style:style>
    <style:style style:name="T9" style:family="text">
      <style:text-properties fo:font-size="12pt" officeooo:rsid="001f7e50"/>
    </style:style>
    <style:style style:name="T10" style:family="text">
      <style:text-properties fo:font-size="12pt" officeooo:rsid="002d8a48"/>
    </style:style>
    <style:style style:name="T11" style:family="text">
      <style:text-properties style:font-name="Times New Roman" fo:font-size="12pt" officeooo:rsid="0016d5a8"/>
    </style:style>
    <style:style style:name="T12" style:family="text">
      <style:text-properties officeooo:rsid="0017591b"/>
    </style:style>
    <style:style style:name="T13" style:family="text">
      <style:text-properties officeooo:rsid="001f7e50"/>
    </style:style>
    <style:style style:name="T14" style:family="text">
      <style:text-properties officeooo:rsid="002f82f1"/>
    </style:style>
    <style:style style:name="T15" style:family="text">
      <style:text-properties officeooo:rsid="00321e10"/>
    </style:style>
    <style:style style:name="T16" style:family="text">
      <style:text-properties fo:font-size="16pt"/>
    </style:style>
    <style:style style:name="T17" style:family="text">
      <style:text-properties officeooo:rsid="0033faa2"/>
    </style:style>
    <style:style style:name="T18" style:family="text">
      <style:text-properties officeooo:rsid="0035f5c4"/>
    </style:style>
    <style:style style:name="T19" style:family="text">
      <style:text-properties officeooo:rsid="004190cb"/>
    </style:style>
    <style:style style:name="T20" style:family="text">
      <style:text-properties officeooo:rsid="0042dec3"/>
    </style:style>
    <style:style style:name="T21" style:family="text">
      <style:text-properties officeooo:rsid="00450633"/>
    </style:style>
    <style:style style:name="T22" style:family="text">
      <style:text-properties fo:font-size="14pt"/>
    </style:style>
    <style:style style:name="T23" style:family="text">
      <style:text-properties officeooo:rsid="00462108"/>
    </style:style>
    <style:style style:name="T24" style:family="text">
      <style:text-properties officeooo:rsid="0047ff38"/>
    </style:style>
    <style:style style:name="T25" style:family="text">
      <style:text-properties officeooo:rsid="004d7e84"/>
    </style:style>
    <style:style style:name="T26" style:family="text">
      <style:text-properties officeooo:rsid="004f8d89"/>
    </style:style>
    <style:style style:name="T27" style:family="text">
      <style:text-properties officeooo:rsid="0053f077"/>
    </style:style>
    <style:style style:name="T28" style:family="text">
      <style:text-properties officeooo:rsid="0059e2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OCTET <text:s text:c="9"/>= &lt;any 8-bit sequence of data&gt;<text:tab/></text:p>
      <text:p text:style-name="P15">CHAR <text:s text:c="10"/>= &lt;any US-ASCII character (octets 0 - 127)&gt;</text:p>
      <text:p text:style-name="P15">UPALPHA <text:s text:c="7"/>= &lt;any US-ASCII uppercase letter "A".."Z"&gt;</text:p>
      <text:p text:style-name="P15">LOALPHA <text:s text:c="7"/>= &lt;any US-ASCII lowercase letter "a".."z"&gt;</text:p>
      <text:p text:style-name="P15">ALPHA <text:s text:c="9"/>= UPALPHA | LOALPHA</text:p>
      <text:p text:style-name="P15">DIGIT <text:s text:c="9"/>= &lt;any US-ASCII digit "0".."9"&gt;</text:p>
      <text:p text:style-name="P15">CTL <text:s text:c="11"/>= &lt;any US-ASCII control character</text:p>
      <text:p text:style-name="P15"><text:s text:c="17"/>(octets 0 - 31) and DEL (127)&gt;</text:p>
      <text:p text:style-name="P15">CR <text:s text:c="12"/>= &lt;US-ASCII CR, carriage return (13)&gt;</text:p>
      <text:p text:style-name="P15">LF <text:s text:c="12"/>= &lt;US-ASCII LF, linefeed (10)&gt;</text:p>
      <text:p text:style-name="P15">SP <text:s text:c="12"/>= &lt;US-ASCII SP, space (32)&gt;</text:p>
      <text:p text:style-name="P15">HT <text:s text:c="12"/>= &lt;US-ASCII HT, horizontal-tab (9)&gt;</text:p>
      <text:p text:style-name="P15">&lt;"&gt; <text:s text:c="11"/>= &lt;US-ASCII double-quote mark (34)&gt;</text:p>
      <text:p text:style-name="P15"/>
      <text:p text:style-name="P22">1.introduction</text:p>
      <text:p text:style-name="P4">The Hypertext Transfer Protocol (HTTP) is an application-level protocol for distributed[iso/osi应用]</text:p>
      <text:p text:style-name="P2">Multipurpose Internet Mail Extensions (MIME) </text:p>
      <text:p text:style-name="P3">overall operation</text:p>
      <text:p text:style-name="P3"/>
      <text:p text:style-name="P3"/>
      <text:p text:style-name="P1"><text:s text:c="10"/>request chain ------------------------&gt;</text:p>
      <text:p text:style-name="P72">UA -------------------v------------------- O</text:p>
      <text:p text:style-name="P46"><text:s text:c="6"/><text:span text:style-name="T1">&lt;----------------------- response chain</text:span></text:p>
      <text:p text:style-name="P46"/>
      <text:p text:style-name="P47"><text:s text:c="2"/>request chain --------------------------&gt;</text:p>
      <text:p text:style-name="P72">UA -----v----- A -----v----- B -----v----- C -----v----- O</text:p>
      <text:p text:style-name="P46"><text:s text:c="2"/><text:span text:style-name="T1">&lt;----------------------------- response chain</text:span></text:p>
      <text:p text:style-name="P48"><text:s/>request chain ----------&gt;</text:p>
      <text:p text:style-name="P73">UA -----v----- A -----v----- B - - - - - - C - - - - - - O</text:p>
      <text:p text:style-name="P46"><text:s text:c="2"/><text:span text:style-name="T1">&lt;--------- response chain</text:span></text:p>
      <text:p text:style-name="Text_20_body"><text:line-break/><text:span text:style-name="T16">3.parameters</text:span></text:p>
      <text:p text:style-name="P53">HTTP-Version = ”http““/”1*d”.”1*d”</text:p>
      <text:p text:style-name="P54">URI uniform resource identifiers 统一资源标识符</text:p>
      <text:p text:style-name="P49"><text:span text:style-name="T3">URIs have been known by many names: WWW addresses, Universal Document Identifiers, Universal Resource Identifiers [3], and finally the combination of Uniform Resource Locators (URL) </text:span><text:a xlink:type="simple" xlink:href="https://www.w3.org/Protocols/rfc2616/rfc2616-sec17.html#bib4" text:style-name="Internet_20_link" text:visited-style-name="Visited_20_Internet_20_Link">[4]</text:a><text:span text:style-name="T2"> </text:span><text:span text:style-name="T3">and Names (URN) </text:span><text:a xlink:type="simple" xlink:href="https://www.w3.org/Protocols/rfc2616/rfc2616-sec17.html#bib20" text:style-name="Internet_20_link" text:visited-style-name="Visited_20_Internet_20_Link">[20]</text:a><text:span text:style-name="T3">. As far as HTTP is concerned, Uniform Resource Identifiers are simply formatted strings which identify--via name, location, or any other characteristic--a resource.</text:span></text:p>
      <text:p text:style-name="P50">This specification adopts the definitions of "URI-reference", "absoluteURI", "relativeURI", "port", "host","abs_path", "rel_path", and "authority" from that specification.（if not 414）</text:p>
      <text:p text:style-name="P50">Time format:</text:p>
      <text:p text:style-name="P51"><text:soft-page-break/>Sun, 06 Nov 1994 08:49:37 GMT <text:s/>; RFC 822, updated by RFC 1123</text:p>
      <text:p text:style-name="P51"><text:s/>Sunday, 06-Nov-94 08:49:37 GMT ; RFC 850, obsoleted by RFC 1036</text:p>
      <text:p text:style-name="P51"><text:s/>Sun Nov <text:s/>6 08:49:37 1994 <text:s text:c="6"/>; ANSI C's asctime() format</text:p>
      <text:p text:style-name="P56">--------------------------------------------------------------------------------------</text:p>
      <text:p text:style-name="P9"><text:s text:c="7"/>HTTP-date <text:s text:c="3"/>= rfc1123-date | rfc850-date | asctime-date</text:p>
      <text:p text:style-name="P9"><text:s text:c="7"/>rfc1123-date = wkday "," SP date1 SP time SP "GMT"</text:p>
      <text:p text:style-name="P9"><text:s text:c="7"/>rfc850-date <text:s/>= weekday "," SP date2 SP time SP "GMT"</text:p>
      <text:p text:style-name="P9"><text:s text:c="7"/>asctime-date = wkday SP date3 SP time SP 4DIGIT</text:p>
      <text:p text:style-name="P9"><text:s text:c="7"/>date1 <text:s text:c="7"/>= 2DIGIT SP month SP 4DIGIT</text:p>
      <text:p text:style-name="P9"><text:s text:c="22"/>; day month year (e.g., 02 Jun 1982)</text:p>
      <text:p text:style-name="P9"><text:s text:c="7"/>date2 <text:s text:c="7"/>= 2DIGIT "-" month "-" 2DIGIT</text:p>
      <text:p text:style-name="P9"><text:s text:c="22"/>; day-month-year (e.g., 02-Jun-82)</text:p>
      <text:p text:style-name="P9"><text:s text:c="7"/>date3 <text:s text:c="7"/>= month SP ( 2DIGIT | ( SP 1DIGIT ))</text:p>
      <text:p text:style-name="P9"><text:s text:c="22"/>; month day (e.g., Jun <text:s/>2)</text:p>
      <text:p text:style-name="P9"><text:s text:c="7"/>time <text:s text:c="8"/>= 2DIGIT ":" 2DIGIT ":" 2DIGIT</text:p>
      <text:p text:style-name="P9"><text:s text:c="22"/>; 00:00:00 - 23:59:59</text:p>
      <text:p text:style-name="P9"><text:s text:c="7"/>wkday <text:s text:c="7"/>= "Mon" | "Tue" | "Wed"</text:p>
      <text:p text:style-name="P9"><text:s text:c="20"/>| "Thu" | "Fri" | "Sat" | "Sun"</text:p>
      <text:p text:style-name="P9"><text:s text:c="7"/>weekday <text:s text:c="5"/>= "Monday" | "Tuesday" | "Wednesday"</text:p>
      <text:p text:style-name="P9"><text:s text:c="20"/>| "Thursday" | "Friday" | "Saturday" | "Sunday"</text:p>
      <text:p text:style-name="P9"><text:s text:c="7"/>month <text:s text:c="7"/>= "Jan" | "Feb" | "Mar" | "Apr"</text:p>
      <text:p text:style-name="P9"><text:s text:c="20"/>| "May" | "Jun" | "Jul" | "Aug"</text:p>
      <text:p text:style-name="P45"><text:s text:c="20"/>| "Sep" | "Oct" | "Nov" | "Dec"</text:p>
      <text:p text:style-name="P9"/>
      <text:p text:style-name="P5">product tokens:</text:p>
      <text:p text:style-name="P5"><text:tab/><text:span text:style-name="T8">product <text:s text:c="8"/>= token ["/" product-version]</text:span></text:p>
      <text:p text:style-name="P12"><text:s text:c="7"/>product-version = token</text:p>
      <text:p text:style-name="P12"><text:tab/>Examples:</text:p>
      <text:p text:style-name="P12"><text:tab/> <text:s text:c="6"/>User-Agent: CERN-LineMode/2.15 libwww/2.17b3</text:p>
      <text:p text:style-name="P12"><text:tab/> <text:s text:c="6"/>Server: Apache/0.8.4</text:p>
      <text:p text:style-name="P12"/>
      <text:p text:style-name="P14">[以上内容为引言]</text:p>
      <text:p text:style-name="P14"/>
      <text:p text:style-name="P6">4. Http 消息</text:p>
      <text:p text:style-name="P13"><text:span text:style-name="T13">4.</text:span>1. message-type</text:p>
      <text:p text:style-name="P13"><text:tab/>http1.1: HTTP-message = Request | Response;</text:p>
      <text:p text:style-name="P23"><text:span text:style-name="T11"><text:s text:c="7"/></text:span>generic-message = start-line</text:p>
      <text:p text:style-name="P74"><text:s text:c="26"/><text:span text:style-name="T1">*(message-header CRLF)</text:span></text:p>
      <text:p text:style-name="P74"><text:s text:c="26"/><text:span text:style-name="T1">CRLF</text:span></text:p>
      <text:p text:style-name="P74"><text:s text:c="26"/><text:span text:style-name="T1">[ message-body ]</text:span></text:p>
      <text:p text:style-name="P46"><text:s text:c="8"/><text:span text:style-name="T1">start-line <text:s text:c="5"/>= Request-Line | Status-Line</text:span></text:p>
      <text:p text:style-name="P58">2.<text:span text:style-name="T12">message-header <text:s/>请求头/响应头</text:span></text:p>
      <text:p text:style-name="P59">message-header = field-name “:” [field-value]</text:p>
      <text:p text:style-name="P59">field-name = token(host or <text:s/>…</text:p>
      <text:p text:style-name="P59">field-value = field-content/LWS</text:p>
      <text:p text:style-name="P58">field-content <text:s/>= &lt;the OCTETs making up the field-value</text:p>
      <text:p text:style-name="P58"><text:s text:c="24"/>and consisting of either *TEXT or combinations</text:p>
      <text:p text:style-name="P58"><text:s text:c="24"/>of token, separators, and quoted-string&gt;</text:p>
      <text:p text:style-name="P59"><text:soft-page-break/>ps:LWS 线性空白区域 增加可读性（没卵用）</text:p>
      <text:p text:style-name="P60">4.3 message-body</text:p>
      <text:p text:style-name="P60">消息体用来carry(请求/响应的)消息实体， 只有在应用了传输编码时两者才会不同</text:p>
      <text:p text:style-name="P61">message-body = entity-body</text:p>
      <text:p text:style-name="P61"><text:s text:c="20"/>| &lt;entity-body encoded as per Transfer-Encoding&gt;</text:p>
      <text:p text:style-name="P64"/>
      <text:p text:style-name="P67"><text:span text:style-name="T9">PS:</text:span><text:span text:style-name="T8">For response messages, whether or not a message-body is included with a message is dependent on both the request method and the response status code (section 6.1.1). All responses to the HEAD request method MUST NOT include a message-body, even though the presence of entity- header fields might lead one to believe they do. All 1xx (informational), 204 (no content), and 304 (not modified) responses MUST NOT include a message-body. All other responses do include a message-body, although it MAY be of zero length.(</text:span><text:span text:style-name="T9">无消息体的情况</text:span><text:span text:style-name="T8">)</text:span></text:p>
      <text:p text:style-name="P65">4.4 message-length</text:p>
      <text:p text:style-name="P66">消息长度由以下优先级确定</text:p>
      <text:p text:style-name="P68"><text:span text:style-name="T8">1) (1XX, 204, 304)</text:span><text:span text:style-name="T10">由第一个空行决定头header fields</text:span></text:p>
      <text:p text:style-name="P62">2) If a Transfer-Encoding header field (section 14.41) is present and has any value other than "identity", then the transfer-length is defined by use of the "chunked" transfer-coding (section 3.6), unless the message is terminated by closing the connection.</text:p>
      <text:p text:style-name="P69"><text:span text:style-name="T8">3) </text:span><text:span text:style-name="T6">header field is present). If a message is received with both a</text:span></text:p>
      <text:p text:style-name="P55"><text:s text:c="5"/>Transfer-Encoding header field and a Content-Length header field,</text:p>
      <text:p text:style-name="P55"><text:s text:c="5"/>the latter MUST be ignored.</text:p>
      <text:p text:style-name="P70"><text:span text:style-name="T7">4)</text:span><text:span text:style-name="T4">.If the message uses the media type "multipart/byteranges", and the transfer-length is not otherwise specified, then this self- delimiting media type defines the transfer-length.除非发送者知道接收者能parse它</text:span><text:span text:style-name="T5">，否则媒体类型不能用</text:span></text:p>
      <text:p text:style-name="P52">5)服务器断了这个连接</text:p>
      <text:p text:style-name="P52">4.5 general header fields</text:p>
      <text:p text:style-name="P63">general-header = Cache-Control <text:s text:c="11"/>; Section 14.9</text:p>
      <text:p text:style-name="P63"><text:s text:c="22"/>| Connection <text:s text:c="14"/>; Section 14.10</text:p>
      <text:p text:style-name="P63"><text:s text:c="22"/>| Date <text:s text:c="20"/>; Section 14.18</text:p>
      <text:p text:style-name="P63"><text:s text:c="22"/>| Pragma <text:s text:c="18"/>; Section 14.32</text:p>
      <text:p text:style-name="P63"><text:s text:c="22"/>| Trailer <text:s text:c="17"/>; Section 14.40</text:p>
      <text:p text:style-name="P63"><text:s text:c="22"/>| Transfer-Encoding <text:s text:c="7"/>; Section 14.41</text:p>
      <text:p text:style-name="P63"><text:s text:c="22"/>| Upgrade <text:s text:c="17"/>; Section 14.42</text:p>
      <text:p text:style-name="P63"><text:s text:c="22"/>| Via <text:s text:c="21"/>; Section 14.45</text:p>
      <text:p text:style-name="P63"><text:s text:c="22"/>| Warning <text:s text:c="17"/>; Section 14.46</text:p>
      <text:p text:style-name="P71"><text:soft-page-break/>5 <text:span text:style-name="T14">Request请求</text:span></text:p>
      <text:p text:style-name="P62">Request <text:s text:c="6"/>= Request-Line <text:s text:c="13"/>; Section 5.1</text:p>
      <text:p text:style-name="P62"><text:s text:c="24"/>*(( general-header <text:s text:c="7"/>; Section 4.5</text:p>
      <text:p text:style-name="P62"><text:s text:c="25"/>| request-header <text:s text:c="8"/>; Section 5.3</text:p>
      <text:p text:style-name="P62"><text:s text:c="25"/>| entity-header ) CRLF) <text:s/>; Section 7.1</text:p>
      <text:p text:style-name="P62"><text:s text:c="24"/>CRLF</text:p>
      <text:p text:style-name="P62"><text:s text:c="24"/>[ message-body ] <text:s text:c="9"/>; Section 4.3</text:p>
      <text:p text:style-name="P57"/>
      <text:p text:style-name="P8">5.<text:span text:style-name="T15">1 Request-Line</text:span></text:p>
      <text:p text:style-name="P8"/>
      <text:p text:style-name="P10">Request-Line <text:s text:c="2"/>= Method SP Request-URI SP HTTP-Version CRLF</text:p>
      <text:p text:style-name="P16"/>
      <text:p text:style-name="P16">5.1.1 <text:s/>Method</text:p>
      <text:p text:style-name="P10">Method <text:s text:c="8"/>= "OPTIONS" <text:s text:c="15"/>; Section 9.2</text:p>
      <text:p text:style-name="P10"><text:s text:c="22"/>| "GET" <text:s text:c="19"/>; Section 9.3</text:p>
      <text:p text:style-name="P10"><text:s text:c="22"/>| "HEAD" <text:s text:c="18"/>; Section 9.4</text:p>
      <text:p text:style-name="P10"><text:s text:c="22"/>| "POST" <text:s text:c="18"/>; Section 9.5</text:p>
      <text:p text:style-name="P10"><text:s text:c="22"/>| "PUT" <text:s text:c="19"/>; Section 9.6</text:p>
      <text:p text:style-name="P10"><text:s text:c="22"/>| "DELETE" <text:s text:c="16"/>; Section 9.7</text:p>
      <text:p text:style-name="P10"><text:s text:c="22"/>| "TRACE" <text:s text:c="17"/>; Section 9.8</text:p>
      <text:p text:style-name="P10"><text:s text:c="22"/>| "CONNECT" <text:s text:c="15"/>; Section 9.9</text:p>
      <text:p text:style-name="P10"><text:s text:c="22"/>| extension-method</text:p>
      <text:p text:style-name="P10"><text:s text:c="7"/>extension-method = token</text:p>
      <text:p text:style-name="P10">5.<text:span text:style-name="T17">1.2 Requst-URI</text:span></text:p>
      <text:p text:style-name="P10">Request-URI <text:s text:c="3"/>= "*" | absoluteURI | abs_path | authority</text:p>
      <text:p text:style-name="P10">“*” : <text:s/>OPTIONS * HTTP/1.1</text:p>
      <text:p text:style-name="P17">绝对URI : <text:s text:c="2"/>GET http://www.w3.org/pub/WWW/TheProject.html HTTP/1.1</text:p>
      <text:p text:style-name="P17">绝对路径： </text:p>
      <text:p text:style-name="P17"><text:tab/>GET /pub/WWW/TheProject.html HTTP/1.1</text:p>
      <text:p text:style-name="P11"><text:span text:style-name="T18"><text:s text:c="7"/>Host: </text:span><text:a xlink:type="simple" xlink:href="http://www.w3.org/" text:style-name="Internet_20_link" text:visited-style-name="Visited_20_Internet_20_Link"><text:span text:style-name="T18">www.w3.org</text:span></text:a></text:p>
      <text:p text:style-name="P17">authority:</text:p>
      <text:p text:style-name="P17"/>
      <text:p text:style-name="P17">5.2 The Resource Identified by a Request</text:p>
      <text:p text:style-name="P17">5.3 Request Header Fields</text:p>
      <text:p text:style-name="P17">request-header = Accept <text:s text:c="18"/>; Section 14.1</text:p>
      <text:p text:style-name="P17"><text:s text:c="22"/>| Accept-Charset <text:s text:c="10"/>; Section 14.2</text:p>
      <text:p text:style-name="P17"><text:s text:c="22"/>| Accept-Encoding <text:s text:c="9"/>; Section 14.3</text:p>
      <text:p text:style-name="P17"><text:s text:c="22"/>| Accept-Language <text:s text:c="9"/>; Section 14.4</text:p>
      <text:p text:style-name="P17"><text:s text:c="22"/>| Authorization <text:s text:c="11"/>; Section 14.8</text:p>
      <text:p text:style-name="P17"><text:s text:c="22"/>| Expect <text:s text:c="18"/>; Section 14.20</text:p>
      <text:p text:style-name="P17"><text:s text:c="22"/>| From <text:s text:c="20"/>; Section 14.22</text:p>
      <text:p text:style-name="P17"><text:s text:c="22"/>| Host <text:s text:c="20"/>; Section 14.23</text:p>
      <text:p text:style-name="P17"><text:s text:c="22"/>| If-Match <text:s text:c="16"/>; Section 14.24</text:p>
      <text:p text:style-name="P17"><text:s text:c="22"/>| If-Modified-Since <text:s text:c="7"/>; Section 14.25</text:p>
      <text:p text:style-name="P17"><text:s text:c="22"/>| If-None-Match <text:s text:c="11"/>; Section 14.26</text:p>
      <text:p text:style-name="P17"><text:s text:c="22"/>| If-Range <text:s text:c="16"/>; Section 14.27</text:p>
      <text:p text:style-name="P17"><text:s text:c="22"/>| If-Unmodified-Since <text:s text:c="5"/>; Section 14.28</text:p>
      <text:p text:style-name="P17"><text:s text:c="22"/>| Max-Forwards <text:s text:c="12"/>; Section 14.31</text:p>
      <text:p text:style-name="P17"><text:s text:c="22"/>| Proxy-Authorization <text:s text:c="5"/>; Section 14.34</text:p>
      <text:p text:style-name="P17"><text:s text:c="22"/>| Range <text:s text:c="19"/>; Section 14.35</text:p>
      <text:p text:style-name="P17"><text:soft-page-break/><text:s text:c="22"/>| Referer <text:s text:c="17"/>; Section 14.36</text:p>
      <text:p text:style-name="P17"><text:s text:c="22"/>| TE <text:s text:c="22"/>; Section 14.39</text:p>
      <text:p text:style-name="P17"><text:s text:c="22"/>| User-Agent <text:s text:c="14"/>; Section 14.43</text:p>
      <text:p text:style-name="P17"/>
      <text:p text:style-name="P17"/>
      <text:p text:style-name="P7">6. Response(和request差不多)</text:p>
      <text:p text:style-name="P17"/>
      <text:p text:style-name="P17">Response <text:s text:c="5"/>= Status-Line <text:s text:c="14"/>; Section 6.1</text:p>
      <text:p text:style-name="P17"><text:s text:c="23"/>*(( general-header <text:s text:c="7"/>; Section 4.5</text:p>
      <text:p text:style-name="P17"><text:s text:c="24"/>| response-header <text:s text:c="7"/>; Section 6.2</text:p>
      <text:p text:style-name="P17"><text:s text:c="24"/>| entity-header ) CRLF) <text:s/>; Section 7.1</text:p>
      <text:p text:style-name="P17"><text:s text:c="23"/>CRLF</text:p>
      <text:p text:style-name="P17"><text:s text:c="23"/>[ message-body ] <text:s text:c="9"/>; Section 7.2</text:p>
      <text:p text:style-name="P18">6.1 status line</text:p>
      <text:p text:style-name="P18">Status-Line = HTTP-Version SP Status-Code SP Reason-Phrase CRLF</text:p>
      <text:p text:style-name="P18"/>
      <text:p text:style-name="P18">6.1.1 status code and reason phrase（状态码）</text:p>
      <text:p text:style-name="P18"><text:tab/>- 1xx: Informational - Request received, continuing process </text:p>
      <text:p text:style-name="P18"><text:s text:c="6"/>- 2xx: Success - The action was successfully received,</text:p>
      <text:p text:style-name="P18"><text:s text:c="8"/>understood, and accepted</text:p>
      <text:p text:style-name="P18"><text:s text:c="6"/>- 3xx: Redirection - Further action must be taken in order to</text:p>
      <text:p text:style-name="P18"><text:s text:c="8"/>complete the request</text:p>
      <text:p text:style-name="P18"><text:s text:c="6"/>- 4xx: Client Error - The request contains bad syntax or cannot</text:p>
      <text:p text:style-name="P18"><text:s text:c="8"/>be fulfilled</text:p>
      <text:p text:style-name="P18"><text:s text:c="6"/>- 5xx: Server Error - The server failed to fulfill an apparently</text:p>
      <text:p text:style-name="P18"><text:s text:c="8"/>valid request</text:p>
      <text:p text:style-name="P18">详见google</text:p>
      <text:p text:style-name="P18"/>
      <text:p text:style-name="P18">6.2 response-header = Accept-Ranges <text:s text:c="10"/>; Section 14.5</text:p>
      <text:p text:style-name="P18"><text:s text:c="23"/>| Age <text:s text:c="20"/>; Section 14.6</text:p>
      <text:p text:style-name="P18"><text:s text:c="23"/>| ETag <text:s text:c="19"/>; Section 14.19</text:p>
      <text:p text:style-name="P18"><text:s text:c="23"/>| Location <text:s text:c="15"/>; Section 14.30</text:p>
      <text:p text:style-name="P18"><text:s text:c="23"/>| Proxy-Authenticate <text:s text:c="5"/>; Section 14.33</text:p>
      <text:p text:style-name="P18"><text:s text:c="23"/>| Retry-After <text:s text:c="12"/>; Section 14.37</text:p>
      <text:p text:style-name="P18"><text:s text:c="23"/>| Server <text:s text:c="17"/>; Section 14.38</text:p>
      <text:p text:style-name="P18"><text:s text:c="23"/>| Vary <text:s text:c="19"/>; Section 14.44</text:p>
      <text:p text:style-name="P18"><text:s text:c="23"/>| WWW-Authenticate <text:s text:c="7"/>; Section 14.47</text:p>
      <text:p text:style-name="P18"/>
      <text:p text:style-name="P19">7. entity 实体</text:p>
      <text:p text:style-name="P19">7.1 <text:span text:style-name="T19">entuty header fields 实体头</text:span></text:p>
      <text:p text:style-name="P20">实体头定义了实体的元信息<text:span text:style-name="T20">。一些条目是可选的， 一些是由一些条件决定的</text:span></text:p>
      <text:p text:style-name="P20"/>
      <text:p text:style-name="P19">entity-header <text:s/>= Allow <text:s text:c="19"/>; Section 14.7</text:p>
      <text:p text:style-name="P19"><text:s text:c="22"/>| Content-Encoding <text:s text:c="8"/>; Section 14.11</text:p>
      <text:p text:style-name="P19"><text:s text:c="22"/>| Content-Language <text:s text:c="8"/>; Section 14.12</text:p>
      <text:p text:style-name="P19"><text:s text:c="22"/>| Content-Length <text:s text:c="10"/>; Section 14.13</text:p>
      <text:p text:style-name="P19"><text:s text:c="22"/>| Content-Location <text:s text:c="8"/>; Section 14.14</text:p>
      <text:p text:style-name="P19"><text:s text:c="22"/>| Content-MD5 <text:s text:c="13"/>; Section 14.15</text:p>
      <text:p text:style-name="P19"><text:s text:c="22"/>| Content-Range <text:s text:c="11"/>; Section 14.16</text:p>
      <text:p text:style-name="P19"><text:s text:c="22"/>| Content-Type <text:s text:c="12"/>; Section 14.17</text:p>
      <text:p text:style-name="P19"><text:s text:c="22"/>| Expires <text:s text:c="17"/>; Section 14.21</text:p>
      <text:p text:style-name="P19"><text:s text:c="22"/>| Last-Modified <text:s text:c="11"/>; Section 14.29</text:p>
      <text:p text:style-name="P19"><text:s text:c="22"/>| extension-header</text:p>
      <text:p text:style-name="P19"><text:s text:c="7"/>extension-header = message-header</text:p>
      <text:p text:style-name="P19"/>
      <text:p text:style-name="P21"><text:soft-page-break/>7.2 entity body实体</text:p>
      <text:p text:style-name="P24">entity-body <text:s text:c="3"/>= *OCTET</text:p>
      <text:p text:style-name="P25">7.2.1 类型</text:p>
      <text:p text:style-name="P26">entity-body := Content-Encoding( Content-Type( data ) )</text:p>
      <text:p text:style-name="P26">7.<text:span text:style-name="T21">2.2 长度</text:span></text:p>
      <text:p text:style-name="P26">见<text:span text:style-name="T21">4.4</text:span></text:p>
      <text:p text:style-name="P43">8. <text:span text:style-name="T21">connect</text:span>连接</text:p>
      <text:p text:style-name="P27"><text:span text:style-name="T22">8.1 persistent connections</text:span> 长连接</text:p>
      <text:p text:style-name="P27">8.1.1 purpose</text:p>
      <text:p text:style-name="P28">短连接将导致网络阻塞，增加服务器压力</text:p>
      <text:p text:style-name="P28"><text:s text:c="7"/>-By opening and closing fewer TCP connections, CPU time is saved</text:p>
      <text:p text:style-name="P28"><text:s text:c="8"/>in routers and hosts (clients, servers, proxies, gateways,</text:p>
      <text:p text:style-name="P28"><text:s text:c="8"/>tunnels, or caches), and memory used for TCP protocol control</text:p>
      <text:p text:style-name="P28"><text:s text:c="8"/>blocks can be saved in hosts.</text:p>
      <text:p text:style-name="P28"><text:s text:c="6"/>- HTTP requests and responses can be pipelined on a connection.</text:p>
      <text:p text:style-name="P28"><text:s text:c="8"/>Pipelining allows a client to make multiple requests without</text:p>
      <text:p text:style-name="P28"><text:s text:c="8"/>waiting for each response, allowing a single TCP connection to</text:p>
      <text:p text:style-name="P28"><text:s text:c="8"/>be used much more efficiently, with much lower elapsed time.</text:p>
      <text:p text:style-name="P28"><text:s text:c="6"/>- Network congestion is reduced by reducing the number of packets</text:p>
      <text:p text:style-name="P28"><text:s text:c="8"/>caused by TCP opens, and by allowing TCP sufficient time to</text:p>
      <text:p text:style-name="P28"><text:s text:c="8"/>determine the congestion state of the network.</text:p>
      <text:p text:style-name="P28"><text:s text:c="6"/>- Latency on subsequent requests is reduced since there is no time</text:p>
      <text:p text:style-name="P28"><text:s text:c="8"/>spent in TCP's connection opening handshake.</text:p>
      <text:p text:style-name="P28"><text:s text:c="6"/>- HTTP can evolve more gracefully, since errors can be reported</text:p>
      <text:p text:style-name="P28"><text:s text:c="8"/>without the penalty of closing the TCP connection. Clients using</text:p>
      <text:p text:style-name="P28"><text:s text:c="8"/>future versions of HTTP might optimistically try a new feature,</text:p>
      <text:p text:style-name="P28"><text:s text:c="8"/>but if communicating with an older server, retry with old</text:p>
      <text:p text:style-name="P28"><text:s text:c="8"/>semantics after an error is reported.</text:p>
      <text:p text:style-name="P28"/>
      <text:p text:style-name="P29">8.1.2 <text:span text:style-name="T23">overall operation</text:span></text:p>
      <text:p text:style-name="P30">HTTP1.1和之前那些协议的区别在于它将长连接作为http的默认行为。</text:p>
      <text:p text:style-name="P30">长连接由一条signal关闭14.10</text:p>
      <text:p text:style-name="P30"/>
      <text:p text:style-name="P30">8.1.2.1 negotiation</text:p>
      <text:p text:style-name="P30">8.1.2.2 pipelining</text:p>
      <text:p text:style-name="P30">请求的顺序与响应的顺序一致</text:p>
      <text:p text:style-name="P30">8.1.3 proxy servers 代理服务器</text:p>
      <text:p text:style-name="P30">代理服务器必须要为客户端和源服务器分别建立长连接</text:p>
      <text:p text:style-name="P30">http1.1的代理服务器不得和1.0的客户端建立长连接</text:p>
      <text:p text:style-name="P30">8.1.4 practical considerations</text:p>
      <text:p text:style-name="P30"/>
      <text:p text:style-name="P38">8.2 message transmission <text:s/>requirements</text:p>
      <text:p text:style-name="P31">8.2.1 persistent connections and flow control</text:p>
      <text:p text:style-name="P27">8.<text:span text:style-name="T24">2.2 monitor connections for error status message</text:span></text:p>
      <text:p text:style-name="P32">8.2.3 use of the 100 (continue ) status</text:p>
      <text:p text:style-name="P33">使用100的目的在于决定源服务器是否愿意接收请求，在客户端发请求之前。</text:p>
      <text:p text:style-name="P33">在一些情况下<text:span text:style-name="T25">，服务器可能认为可能认为客户端请求体效率极低或者不合适（就是太辣鸡了）</text:span></text:p>
      <text:p text:style-name="P34">http1.1对客户端的要求：</text:p>
      <text:p text:style-name="P34"><text:s text:c="4"/>- If a client will wait for a 100 (Continue) response before</text:p>
      <text:p text:style-name="P34"><text:soft-page-break/><text:s text:c="8"/>sending the request body, it MUST send an Expect request-header</text:p>
      <text:p text:style-name="P34"><text:s text:c="8"/>field (section 14.20) with the "100-continue" expectation.</text:p>
      <text:p text:style-name="P34"><text:s text:c="6"/>- A client MUST NOT send an Expect request-header field (section</text:p>
      <text:p text:style-name="P34"><text:s text:c="8"/>14.20) with the "100-continue" expectation if it does not intend</text:p>
      <text:p text:style-name="P34"><text:s text:c="8"/>to send a request body.</text:p>
      <text:p text:style-name="P34"/>
      <text:p text:style-name="P34">Http1,1对源服务器的要求：</text:p>
      <text:p text:style-name="P34"><text:s text:c="8"/>- Upon receiving a request which includes an Expect request-header</text:p>
      <text:p text:style-name="P34"><text:s text:c="8"/>field with the "100-continue" expectation, an origin server MUST</text:p>
      <text:p text:style-name="P34"><text:s text:c="8"/>either respond with 100 (Continue) status and continue to read</text:p>
      <text:p text:style-name="P34"><text:s text:c="8"/>from the input stream, or respond with a final status code. The</text:p>
      <text:p text:style-name="P34"><text:s text:c="8"/>origin server MUST NOT wait for the request body before sending</text:p>
      <text:p text:style-name="P34"><text:s text:c="8"/>the 100 (Continue) response. If it responds with a final status</text:p>
      <text:p text:style-name="P34"><text:s text:c="8"/>code, it MAY close the transport connection or it MAY continue</text:p>
      <text:p text:style-name="P34"><text:s text:c="8"/>to read and discard the rest of the request. <text:s/>It MUST NOT</text:p>
      <text:p text:style-name="P34"><text:s text:c="8"/>perform the requested method if it returns a final status code.</text:p>
      <text:p text:style-name="P34"><text:s text:c="6"/>- An origin server SHOULD NOT send a 100 (Continue) response if</text:p>
      <text:p text:style-name="P34"><text:s text:c="8"/>the request message does not include an Expect request-header</text:p>
      <text:p text:style-name="P34"><text:s text:c="8"/>field with the "100-continue" expectation, and MUST NOT send a</text:p>
      <text:p text:style-name="P34"><text:s text:c="8"/>100 (Continue) response if such a request comes from an HTTP/1.0</text:p>
      <text:p text:style-name="P34"><text:s text:c="8"/>(or earlier) client. There is an exception to this rule: for</text:p>
      <text:p text:style-name="P34"><text:s text:c="8"/>compatibility with RFC 2068, a server MAY send a 100 (Continue)</text:p>
      <text:p text:style-name="P34"><text:s text:c="8"/>status in response to an HTTP/1.1 PUT or POST request that does</text:p>
      <text:p text:style-name="P34"><text:s text:c="8"/>not include an Expect request-header field with the "100-</text:p>
      <text:p text:style-name="P34"><text:s text:c="8"/>continue" expectation. This exception, the purpose of which is</text:p>
      <text:p text:style-name="P34"><text:s text:c="8"/>to minimize any client processing delays associated with an</text:p>
      <text:p text:style-name="P34"><text:s text:c="8"/>undeclared wait for 100 (Continue) status, applies only to</text:p>
      <text:p text:style-name="P34"><text:s text:c="8"/>HTTP/1.1 requests, and not to requests with any other HTTP-</text:p>
      <text:p text:style-name="P34"><text:s text:c="8"/>version value.</text:p>
      <text:p text:style-name="P34"><text:s text:c="6"/>- An origin server MAY omit a 100 (Continue) response if it has</text:p>
      <text:p text:style-name="P34"><text:s text:c="8"/>already received some or all of the request body for the</text:p>
      <text:p text:style-name="P34"><text:s text:c="8"/>corresponding request.</text:p>
      <text:p text:style-name="P34"><text:s text:c="6"/>- An origin server that sends a 100 (Continue) response MUST</text:p>
      <text:p text:style-name="P34"><text:s text:c="8"/>ultimately send a final status code, once the request body is</text:p>
      <text:p text:style-name="P34"><text:s text:c="8"/>received and processed, unless it terminates the transport</text:p>
      <text:p text:style-name="P34"><text:s text:c="8"/>connection prematurely.</text:p>
      <text:p text:style-name="P34"><text:s text:c="6"/>- If an origin server receives a request that does not include an</text:p>
      <text:p text:style-name="P34"><text:s text:c="8"/>Expect request-header field with the "100-continue" expectation,</text:p>
      <text:p text:style-name="P34"><text:s text:c="8"/>the request includes a request body, and the server responds</text:p>
      <text:p text:style-name="P34"><text:s text:c="8"/>with a final status code before reading the entire request body</text:p>
      <text:p text:style-name="P34"><text:s text:c="8"/>from the transport connection, then the server SHOULD NOT close</text:p>
      <text:p text:style-name="P34"><text:s text:c="8"/>the transport connection until it has read the entire request,</text:p>
      <text:p text:style-name="P34"><text:s text:c="8"/>or until the client closes the connection. Otherwise, the client</text:p>
      <text:p text:style-name="P34"><text:s text:c="8"/>might not reliably receive the response message. However, this</text:p>
      <text:p text:style-name="P34"><text:s text:c="8"/>requirement is not be construed as preventing a server from</text:p>
      <text:p text:style-name="P34"><text:s text:c="8"/>defending itself against denial-of-service attacks, or from</text:p>
      <text:p text:style-name="P34"><text:s text:c="8"/>badly broken client implementations.(太糟了，好长)</text:p>
      <text:p text:style-name="P34">http1.1对代理的要求：</text:p>
      <text:p text:style-name="P34"><text:tab/>- If a proxy receives a request that includes an Expect request-</text:p>
      <text:p text:style-name="P34"><text:s text:c="8"/>header field with the "100-continue" expectation, and the proxy</text:p>
      <text:p text:style-name="P34"><text:s text:c="8"/>either knows that the next-hop server complies with HTTP/1.1 or</text:p>
      <text:p text:style-name="P34"><text:s text:c="8"/>higher, or does not know the HTTP version of the next-hop</text:p>
      <text:p text:style-name="P34"><text:s text:c="8"/>server, it MUST forward the request, including the Expect header</text:p>
      <text:p text:style-name="P34"><text:s text:c="8"/>field.</text:p>
      <text:p text:style-name="P34"><text:s text:c="6"/>- If the proxy knows that the version of the next-hop server is</text:p>
      <text:p text:style-name="P34"><text:s text:c="8"/>HTTP/1.0 or lower, it MUST NOT forward the request, and it MUST</text:p>
      <text:p text:style-name="P34"><text:soft-page-break/><text:s text:c="8"/>respond with a 417 (Expectation Failed) status.</text:p>
      <text:p text:style-name="P34"><text:s text:c="6"/>- Proxies SHOULD maintain a cache recording the HTTP version</text:p>
      <text:p text:style-name="P34"><text:s text:c="8"/>numbers received from recently-referenced next-hop servers.</text:p>
      <text:p text:style-name="P34"><text:s text:c="6"/>- A proxy MUST NOT forward a 100 (Continue) response if the</text:p>
      <text:p text:style-name="P34"><text:s text:c="8"/>request message was received from an HTTP/1.0 (or earlier)</text:p>
      <text:p text:style-name="P34"><text:s text:c="8"/>client and did not include an Expect request-header field with</text:p>
      <text:p text:style-name="P34"><text:s text:c="8"/>the "100-continue" expectation. This requirement overrides the</text:p>
      <text:p text:style-name="P34"><text:s text:c="8"/>general rule for forwarding of 1xx responses (see section 10.1).</text:p>
      <text:p text:style-name="P34">8.<text:span text:style-name="T26">2.4 client behaviour if server prematurely closes connection</text:span></text:p>
      <text:p text:style-name="P34"/>
      <text:p text:style-name="P44">9 Method Definitions</text:p>
      <text:p text:style-name="P39">9.1 safe and idempotent methods</text:p>
      <text:p text:style-name="P35">9.1.1 safe <text:s/>methods 安全方法</text:p>
      <text:p text:style-name="P36">9.1.3 Idempotent method 幂等方法<text:line-break/>GET <text:s/>HEAD PUT DELETE</text:p>
      <text:p text:style-name="P40">9.2 OPTIONS</text:p>
      <text:p text:style-name="P36">option 方法代表请求 关于连接可用性的方法，</text:p>
      <text:p text:style-name="P37">option 的响应是不能被缓存的</text:p>
      <text:p text:style-name="P37">如果option 请求包含了一个实体那么media-type应该被content-type 声明，</text:p>
      <text:p text:style-name="P37">如果 option Request-URL是“*”那么这就是用来测试服务器可用性的 和ping一样</text:p>
      <text:p text:style-name="P37"/>
      <text:p text:style-name="P41">9.3 GET</text:p>
      <text:p text:style-name="P42">get 方法意味着任何信息都是根据<text:span text:style-name="T27">URI</text:span>来决定的</text:p>
      <text:p text:style-name="P42"/>
      <text:p text:style-name="P42">9.4 HEAD</text:p>
      <text:p text:style-name="P42">head方法和get方法是一样的除了服务器不能返回一个消息体，信息被保存在响应头中，这种方法可以在不返回实体的情况下获取实体的元信息，这种方法一般被用来测试超文本链接的可用性</text:p>
      <text:p text:style-name="P42">9.5 POST</text:p>
      <text:p text:style-name="P75">POST 方法</text:p>
      <text:p text:style-name="P76"/>
      <text:p text:style-name="P81">10 status code definitions 状态码定义</text:p>
      <text:p text:style-name="P79">10.1 Informational 1xx</text:p>
      <text:p text:style-name="P79">这种类别的状态码声明在响应中，仅仅包含了状态行和可选的相应头,并且结束于空行。http1.0没有定义1xx状态码，但是服务器需要向客户端传递1xx 响应，假设这是在理想状态下的。</text:p>
      <text:p text:style-name="P79">客户端必须准备接收1xx的状态码，即使客户端不期望接收100状态码。不被期待的状态码将会被UA忽略。</text:p>
      <text:p text:style-name="P79">代理必须向前传递1xx响应，除非和客户端的连接断了，</text:p>
      <text:p text:style-name="P79"/>
      <text:p text:style-name="P79">10.1.1 100 continue</text:p>
      <text:p text:style-name="P79">10.1.2 101 switching protocols</text:p>
      <text:p text:style-name="P79"/>
      <text:p text:style-name="P79">10.2 successful 2xx</text:p>
      <text:p text:style-name="P79">期望见到的状态码</text:p>
      <text:p text:style-name="P79">10.2.1 200 OK</text:p>
      <text:p text:style-name="P79"><text:soft-page-break/>10.2.2 201 <text:s/>created</text:p>
      <text:p text:style-name="P77">当资源被创建的时候 在返回<text:span text:style-name="T28">201之前需要创建资源，否则就返回202 </text:span></text:p>
      <text:p text:style-name="P78">202 可能包含一个etag代表当前被创建资源的entity tag</text:p>
      <text:p text:style-name="P78"/>
      <text:p text:style-name="P78"><text:span text:style-name="T22">10.2.3 202 accepted</text:span></text:p>
      <text:p text:style-name="P78">这种状态码一般在指令被接收但是尚未执行完毕的时候。</text:p>
      <text:p text:style-name="P78"/>
      <text:p text:style-name="P80">10.2.4 203 Non-Authoritative Information</text:p>
      <text:p text:style-name="P80">10.2.5 204 no cotent</text:p>
      <text:p text:style-name="P78">空的</text:p>
      <text:p text:style-name="P78"/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18:57.766218610</meta:creation-date>
    <dc:date>2018-09-16T14:13:51.415891593</dc:date>
    <meta:editing-duration>PT5H14M52S</meta:editing-duration>
    <meta:editing-cycles>32</meta:editing-cycles>
    <meta:generator>LibreOffice/6.0.3.2$Linux_X86_64 LibreOffice_project/00m0$Build-2</meta:generator>
    <meta:document-statistic meta:table-count="0" meta:image-count="0" meta:object-count="0" meta:page-count="9" meta:paragraph-count="338" meta:word-count="2936" meta:character-count="17578" meta:non-whitespace-character-count="12142"/>
  </office:meta>
</office:document-meta>
</file>